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aB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 table:style-name="ce2"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B</text:p>
          </table:table-cell>
          <table:table-cell table:style-name="ce2" office:value-type="string" calcext:value-type="string">
            <text:p>AaB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 table:style-name="ce2"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table:style-name="ce2"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table:style-name="ce2"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table:style-name="ce2"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AaB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table:style-name="ce2"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table:style-name="ce2" office:value-type="string" calcext:value-type="string">
            <text:p>AaB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table:style-name="ce2"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table:style-name="ce2"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table:style-name="ce2"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table:style-name="ce3" office:value-type="string" calcext:value-type="string">
            <text:p>aaB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table:style-name="ce2"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aBb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aBb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table:style-name="ce2" office:value-type="string" calcext:value-type="string">
            <text:p>AaBb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table:style-name="ce2"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table:style-name="ce3"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aBb</text:p>
          </table:table-cell>
          <table:table-cell office:value-type="string" calcext:value-type="string">
            <text:p>aabb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0.25*0.75" office:value-type="float" office:value="0.1875" calcext:value-type="float">
            <text:p>0.1875</text:p>
          </table:table-cell>
          <table:table-cell table:formula="of:=[.H20]*4" office:value-type="float" office:value="0.75" calcext:value-type="float">
            <text:p>0.75</text:p>
          </table:table-cell>
          <table:table-cell/>
          <table:table-cell table:formula="of:=0.684" office:value-type="float" office:value="0.684" calcext:value-type="float">
            <text:p>0.68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formula="of:=0.75*0.75*0.75*0.75" office:value-type="float" office:value="0.31640625" calcext:value-type="float">
            <text:p>0.31640625</text:p>
          </table:table-cell>
          <table:table-cell table:formula="of:=POWER(0.25;[.J21])" office:value-type="float" office:value="0.00390625" calcext:value-type="float">
            <text:p>0.00390625</text:p>
          </table:table-cell>
          <table:table-cell table:formula="of:=POWER(0.25;[.K21])" office:value-type="float" office:value="0.015625" calcext:value-type="float">
            <text:p>0.015625</text:p>
          </table:table-cell>
          <table:table-cell table:formula="of:=POWER(0.25;[.L21])" office:value-type="float" office:value="0.0625" calcext:value-type="float">
            <text:p>0.0625</text:p>
          </table:table-cell>
          <table:table-cell table:formula="of:=POWER(0.25;[.M21])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aBb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formula="of:=1-[.I22]" office:value-type="float" office:value="0.68359375" calcext:value-type="float">
            <text:p>0.683593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J22:.M22])" office:value-type="float" office:value="0.33203125" calcext:value-type="float">
            <text:p>0.332031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aBb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[.J23]*[.J22]" office:value-type="float" office:value="0.00390625" calcext:value-type="float">
            <text:p>0.00390625</text:p>
          </table:table-cell>
          <table:table-cell table:formula="of:=[.K23]*[.K22]" office:value-type="float" office:value="0.046875" calcext:value-type="float">
            <text:p>0.046875</text:p>
          </table:table-cell>
          <table:table-cell table:formula="of:=[.L23]*[.L22]" office:value-type="float" office:value="0.3125" calcext:value-type="float">
            <text:p>0.3125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/>
          <table:table-cell table:formula="of:=SUM([.J24:.M24])" office:value-type="float" office:value="0.61328125" calcext:value-type="float">
            <text:p>0.61328125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table:formula="of:=SUM([.I28:.I34])" office:value-type="float" office:value="2.12890625" calcext:value-type="float">
            <text:p>2.128906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POWER([.G28];[.F28])*[.H28]" office:value-type="float" office:value="0.00390625" calcext:value-type="float">
            <text:p>0.003906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formula="of:=POWER([.G29];[.F29])*[.H29]" office:value-type="float" office:value="0.0625" calcext:value-type="float">
            <text:p>0.06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formula="of:=POWER([.G30];[.F30])*[.H30]" office:value-type="float" office:value="0.3125" calcext:value-type="float">
            <text:p>0.3125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formula="of:=POWER([.G31];[.F31])*[.H31]"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formula="of:=POWER([.G33];[.F33])" office:value-type="float" office:value="0.00390625" calcext:value-type="float">
            <text:p>0.00390625</text:p>
          </table:table-cell>
          <table:table-cell table:formula="of:=[.I33]*[.H33]*[.J33]" office:value-type="float" office:value="0" calcext:value-type="float">
            <text:p>0</text:p>
          </table:table-cell>
          <table:table-cell table:formula="of:=[.J33]-[.K33]" office:value-type="float" office:value="0.00390625" calcext:value-type="float">
            <text:p>0.003906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POWER([.G34];[.F34])" office:value-type="float" office:value="0.015625" calcext:value-type="float">
            <text:p>0.015625</text:p>
          </table:table-cell>
          <table:table-cell table:formula="of:=[.I34]*[.H34]*[.J34]" office:value-type="float" office:value="0.01171875" calcext:value-type="float">
            <text:p>0.01171875</text:p>
          </table:table-cell>
          <table:table-cell table:formula="of:=[.J34]-[.K34]" office:value-type="float" office:value="0.00390625" calcext:value-type="float">
            <text:p>0.003906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table:formula="of:=POWER([.G35];[.F35])" office:value-type="float" office:value="0.0625" calcext:value-type="float">
            <text:p>0.0625</text:p>
          </table:table-cell>
          <table:table-cell table:formula="of:=[.I35]*[.H35]*[.J35]" office:value-type="float" office:value="0.09375" calcext:value-type="float">
            <text:p>0.09375</text:p>
          </table:table-cell>
          <table:table-cell table:formula="of:=[.J35]-[.K35]" office:value-type="float" office:value="-0.03125" calcext:value-type="float">
            <text:p>-0.031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table:formula="of:=POWER([.G36];[.F36])" office:value-type="float" office:value="0.25" calcext:value-type="float">
            <text:p>0.25</text:p>
          </table:table-cell>
          <table:table-cell table:formula="of:=[.I36]*[.H36]*[.J36]" office:value-type="float" office:value="0.5625" calcext:value-type="float">
            <text:p>0.5625</text:p>
          </table:table-cell>
          <table:table-cell table:formula="of:=[.J36]-[.K36]" office:value-type="float" office:value="-0.3125" calcext:value-type="float">
            <text:p>-0.31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table:formula="of:=POWER([.G37];[.F37])" office:value-type="float" office:value="1" calcext:value-type="float">
            <text:p>1</text:p>
          </table:table-cell>
          <table:table-cell table:formula="of:=POWER([.I37];[.H37])" office:value-type="float" office:value="0.31640625" calcext:value-type="float">
            <text:p>0.31640625</text:p>
          </table:table-cell>
          <table:table-cell table:formula="of:=[.J37]-[.K37]" office:value-type="float" office:value="0.68359375" calcext:value-type="float">
            <text:p>0.68359375</text:p>
          </table:table-cell>
          <table:table-cell table:number-columns-repeated="3"/>
        </table:table-row>
        <table:table-row table:style-name="ro1">
          <table:table-cell table:number-columns-repeated="11"/>
          <table:table-cell table:formula="of:=SUM([.K34:.K36])" office:value-type="float" office:value="0.66796875" calcext:value-type="float">
            <text:p>0.667968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6"/>
          <table:table-cell table:formula="of:=SUM([.G42:.G46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0.25" calcext:value-type="float">
            <text:p>0.25</text:p>
          </table:table-cell>
          <table:table-cell table:formula="of:=[.A42]*[.B42]*[.C42]*[.D42]" office:value-type="float" office:value="0.00390625" calcext:value-type="float">
            <text:p>0.00390625</text:p>
          </table:table-cell>
          <table:table-cell office:value-type="float" office:value="1" calcext:value-type="float">
            <text:p>1</text:p>
          </table:table-cell>
          <table:table-cell table:formula="of:=[.E42]*[.F42]" office:value-type="float" office:value="0.00390625" calcext:value-type="float">
            <text:p>0.00390625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formula="of:=[.A43]*[.B43]*[.C43]*[.D43]" office:value-type="float" office:value="0.01171875" calcext:value-type="float">
            <text:p>0.01171875</text:p>
          </table:table-cell>
          <table:table-cell office:value-type="float" office:value="4" calcext:value-type="float">
            <text:p>4</text:p>
          </table:table-cell>
          <table:table-cell table:formula="of:=[.E43]*[.F43]" office:value-type="float" office:value="0.046875" calcext:value-type="float">
            <text:p>0.046875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.25" calcext:value-type="float">
            <text:p>0.25</text:p>
          </table:table-cell>
          <table:table-cell table:number-columns-repeated="2" office:value-type="float" office:value="0.75" calcext:value-type="float">
            <text:p>0.75</text:p>
          </table:table-cell>
          <table:table-cell table:formula="of:=[.A44]*[.B44]*[.C44]*[.D44]" office:value-type="float" office:value="0.03515625" calcext:value-type="float">
            <text:p>0.03515625</text:p>
          </table:table-cell>
          <table:table-cell office:value-type="float" office:value="6" calcext:value-type="float">
            <text:p>6</text:p>
          </table:table-cell>
          <table:table-cell table:formula="of:=[.E44]*[.F44]" office:value-type="float" office:value="0.2109375" calcext:value-type="float">
            <text:p>0.2109375</text:p>
          </table:table-cell>
          <table:table-cell table:number-columns-repeated="8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3" office:value-type="float" office:value="0.75" calcext:value-type="float">
            <text:p>0.75</text:p>
          </table:table-cell>
          <table:table-cell table:formula="of:=[.A45]*[.B45]*[.C45]*[.D45]" office:value-type="float" office:value="0.10546875" calcext:value-type="float">
            <text:p>0.10546875</text:p>
          </table:table-cell>
          <table:table-cell office:value-type="float" office:value="4" calcext:value-type="float">
            <text:p>4</text:p>
          </table:table-cell>
          <table:table-cell table:formula="of:=[.E45]*[.F45]" office:value-type="float" office:value="0.421875" calcext:value-type="float">
            <text:p>0.421875</text:p>
          </table:table-cell>
          <table:table-cell/>
          <table:table-cell table:number-columns-repeated="3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.75" calcext:value-type="float">
            <text:p>0.75</text:p>
          </table:table-cell>
          <table:table-cell table:formula="of:=[.A46]*[.B46]*[.C46]*[.D46]" office:value-type="float" office:value="0.31640625" calcext:value-type="float">
            <text:p>0.31640625</text:p>
          </table:table-cell>
          <table:table-cell office:value-type="float" office:value="1" calcext:value-type="float">
            <text:p>1</text:p>
          </table:table-cell>
          <table:table-cell table:formula="of:=[.E46]*[.F46]" office:value-type="float" office:value="0.31640625" calcext:value-type="float">
            <text:p>0.316406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otal</text:p>
          </table:table-cell>
          <table:table-cell table:formula="of:=POWER([.B48];2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Bb</text:p>
          </table:table-cell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!AaBb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(total..n).inject(0){|sum, i| sum + (0.25**i)*(2..total).reduce(1, :*)/(2..total-i).reduce(1, :*)/(2..i).reduce(1, :*) }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(1..4).inject(0){|sum, i| p sum, i; sum + (0.25**i)*(0.75**(4-i))*(2..4).reduce(1, :*)/(2..4-i).reduce(1, :*)/(2..i).reduce(1, :*) }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04:21:49.015900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0T04:22:55.389628933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62" meta:object-count="0"/>
  </office:meta>
</office:document-meta>
</file>